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67dd" officeooo:paragraph-rsid="001467dd"/>
    </style:style>
    <style:style style:name="P2" style:family="paragraph" style:parent-style-name="Standard">
      <style:paragraph-properties fo:text-align="center" style:justify-single-word="false"/>
      <style:text-properties officeooo:rsid="001467dd" officeooo:paragraph-rsid="001467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m</text:p>
      <text:p text:style-name="P2"/>
      <text:p text:style-name="P2">by Kyle Eggleston</text:p>
      <text:p text:style-name="P1"/>
      <text:p text:style-name="P1">The man stared at her. Somehow he knew it would be dangerous to play with fire. Tom enjoyed flirting with fire. Even loved it more than flirting with disaster.</text:p>
      <text:p text:style-name="P1"/>
      <text:p text:style-name="P1">"Couldn't help but notice you're alone." Tom said.</text:p>
      <text:p text:style-name="P1"/>
      <text:p text:style-name="P1">Susan flashed a smile at Tom. "Yeah I am. What's up buttercup?"</text:p>
      <text:p text:style-name="P1"/>
      <text:p text:style-name="P1">Tom smiled. He hadn't been called that in years. The last person to call him that was his deceased wife.</text:p>
      <text:p text:style-name="P1"/>
      <text:p text:style-name="P1">Susan slid Tom a drink which he accepted. This would be Tom's second mistake. His first was walking into the bar and sitting next to Susan.</text:p>
      <text:p text:style-name="P1"/>
      <text:p text:style-name="P1">Tom never saw it com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13:56:05.562000000</meta:creation-date>
    <dc:date>2014-04-23T13:58:52.810000000</dc:date>
    <meta:editing-duration>P0D</meta:editing-duration>
    <meta:editing-cycles>1</meta:editing-cycles>
    <meta:document-statistic meta:table-count="0" meta:image-count="0" meta:object-count="0" meta:page-count="1" meta:paragraph-count="8" meta:word-count="104" meta:character-count="559" meta:non-whitespace-character-count="463"/>
    <meta:generator>LibreOffice/4.1.5.3$Windows_x86 LibreOffice_project/1c1366bba2ba2b554cd2ca4d87c06da81c05d24</meta:generator>
  </office:meta>
</office:document-meta>
</file>